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ac69b" officeooo:paragraph-rsid="001ac69b"/>
    </style:style>
    <style:style style:name="P2" style:family="paragraph" style:parent-style-name="Standard" style:list-style-name="L2">
      <style:text-properties officeooo:rsid="001ac69b" officeooo:paragraph-rsid="001ac69b"/>
    </style:style>
    <style:style style:name="P3" style:family="paragraph" style:parent-style-name="Standard">
      <style:text-properties officeooo:rsid="001c4853" officeooo:paragraph-rsid="001c4853"/>
    </style:style>
    <style:style style:name="P4" style:family="paragraph" style:parent-style-name="Standard">
      <style:text-properties officeooo:rsid="001e64a0" officeooo:paragraph-rsid="001e64a0"/>
    </style:style>
    <style:style style:name="P5" style:family="paragraph" style:parent-style-name="Standard" style:list-style-name="L1">
      <style:text-properties officeooo:rsid="001e64a0" officeooo:paragraph-rsid="001e64a0"/>
    </style:style>
    <style:style style:name="P6" style:family="paragraph" style:parent-style-name="Standard">
      <style:text-properties officeooo:rsid="00210c36" officeooo:paragraph-rsid="00210c36"/>
    </style:style>
    <style:style style:name="T1" style:family="text">
      <style:text-properties officeooo:rsid="001c4853"/>
    </style:style>
    <style:style style:name="T2" style:family="text">
      <style:text-properties officeooo:rsid="001e64a0"/>
    </style:style>
    <style:style style:name="T3" style:family="text">
      <style:text-properties officeooo:rsid="001f2df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ветильник с датчиком присутствия( ч2)</text:p>
      <text:p text:style-name="P1"/>
      <text:p text:style-name="P1">Общие принципы детектирования как и в предыдущей части( огибающая эхо сигнала).</text:p>
      <text:p text:style-name="P1"/>
      <text:p text:style-name="P1">Добавлено:</text:p>
      <text:list xml:id="list6396072712186424057" text:style-name="L2">
        <text:list-item>
          <text:p text:style-name="P2">«паразитная» сенсорная кнопка</text:p>
        </text:list-item>
        <text:list-item>
          <text:p text:style-name="P2"><text:span text:style-name="T1">д</text:span>атчик освещенности</text:p>
        </text:list-item>
        <text:list-item>
          <text:p text:style-name="P2"><text:span text:style-name="T1">б</text:span>олее «приличный» моно корпус</text:p>
          <text:p text:style-name="P2"/>
        </text:list-item>
      </text:list>
      <text:p text:style-name="P1"/>
      <text:p text:style-name="P1"/>
      <text:p text:style-name="P6">конструктив: д<text:span text:style-name="T1">ва куска сд ленты и между ними блок детектора.</text:span></text:p>
      <text:p text:style-name="P3"/>
      <text:p text:style-name="P3"/>
      <text:p text:style-name="P3"/>
      <text:p text:style-name="P3"/>
      <text:p text:style-name="P3">ПП делать не стал — разместилось все на плате HS-SR04 предварительно сняв все лишнее.</text:p>
      <text:p text:style-name="P3"/>
      <text:p text:style-name="P3"/>
      <text:p text:style-name="P3"/>
      <text:p text:style-name="P3"/>
      <text:p text:style-name="P3"/>
      <text:p text:style-name="P3">Тинька 44 выбрана из за большего числа ног, т.е. минимум перемычек. <text:span text:style-name="T2">По размеру кода влезет и в 13ю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Прямой привод излучателя( - микросхема драйвера). По хорошему следовало бы запараллелить по несколько ног. Но т. к. радиолюбительство, то «и так сойдет».</text:p>
      <text:p text:style-name="P6"/>
      <text:p text:style-name="P4">Диоды для шунтирования встроенных.</text:p>
      <text:p text:style-name="P4">2х этапная процедура перезарядки( снижает пиковый ток) <text:span text:style-name="T3">емкости излучателя</text:span>:</text:p>
      <text:list xml:id="list567752093868876406" text:style-name="L1">
        <text:list-item>
          <text:p text:style-name="P5">разряд емкости</text:p>
        </text:list-item>
        <text:list-item>
          <text:p text:style-name="P5">заряд обратной полярностью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2:09:50.096343824</meta:creation-date>
    <meta:generator>LibreOffice/5.1.4.2$Linux_X86_64 LibreOffice_project/10m0$Build-2</meta:generator>
    <dc:date>2017-01-19T12:33:34.946078989</dc:date>
    <meta:editing-duration>PT23M43S</meta:editing-duration>
    <meta:editing-cycles>6</meta:editing-cycles>
    <meta:document-statistic meta:table-count="0" meta:image-count="0" meta:object-count="0" meta:page-count="1" meta:paragraph-count="14" meta:word-count="112" meta:character-count="759" meta:non-whitespace-character-count="665"/>
  </office:meta>
</office:document-meta>
</file>